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officeooo:rsid="000ea01d" officeooo:paragraph-rsid="000ea01d"/>
    </style:style>
    <style:style style:name="P2" style:family="paragraph" style:parent-style-name="Text_20_body">
      <style:paragraph-properties fo:text-align="start" style:justify-single-word="false"/>
      <style:text-properties officeooo:rsid="000ea01d" officeooo:paragraph-rsid="000ea01d"/>
    </style:style>
    <style:style style:name="P3" style:family="paragraph" style:parent-style-name="Text_20_body">
      <style:paragraph-properties fo:text-align="center" style:justify-single-word="false"/>
      <style:text-properties fo:font-style="italic" officeooo:rsid="000ea01d" officeooo:paragraph-rsid="000ea01d" style:font-style-asian="italic" style:font-style-complex="italic"/>
    </style:style>
    <style:style style:name="T1" style:family="text">
      <style:text-properties officeooo:rsid="0010545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ubtitle">CS224n Winter 2017 Progress Report for Final Project</text:p>
      <text:p text:style-name="Subtitle">SUNet ID: smiel</text:p>
      <text:p text:style-name="Subtitle">Name: Shayne Miel</text:p>
      <text:p text:style-name="Subtitle">Project Mentor: Chris Manning</text:p>
      <text:p text:style-name="P3">By turning in this assignment, I agree by the Stanford honor code and declare that all of this is my own work.</text:p>
      <text:p text:style-name="P1"/>
      <text:p text:style-name="P2">Getting and cleaning the data has proven to be a large part of this project, and is what I have spent the last few weeks working on. <text:span text:style-name="T1">After that, fully describing the task, metric, and train/test splits such that I am not learning confounds of the desired classification has also taken a bit of time. </text:span>More recently, I have implemented the code to run the training and testing of the models and have implemented simple <text:span text:style-name="T1">majority and </text:span>logistic regression baseline<text:span text:style-name="T1">s</text:span> over sliding windows of text. I have an EC2 instance set up on Amazon with all of the necessary libraries installed to run tensorflow on the GPU. The instance that I am testing on right now has one NVIDIA K80 GPU, but when I am ready to run the full model I will switch over to an instance with 16 GPUs.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5T21:19:51.541653347</meta:creation-date>
    <dc:date>2017-03-05T22:14:39.179139222</dc:date>
    <meta:editing-duration>PT44M37S</meta:editing-duration>
    <meta:editing-cycles>1</meta:editing-cycles>
    <meta:document-statistic meta:table-count="0" meta:image-count="0" meta:object-count="0" meta:page-count="1" meta:paragraph-count="6" meta:word-count="181" meta:character-count="986" meta:non-whitespace-character-count="811"/>
    <meta:generator>LibreOffice/5.1.6.2$Linux_X86_64 LibreOffice_project/10m0$Build-2</meta:generator>
  </office:meta>
</office:document-meta>
</file>